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99" draw:textarea-horizontal-align="justify" draw:textarea-vertical-align="middle" draw:auto-grow-height="false" fo:min-height="1.014cm" fo:min-width="1.764cm"/>
    </style:style>
    <style:style style:name="gr2" style:family="graphic" style:parent-style-name="standard">
      <style:graphic-properties svg:stroke-color="#ffffff" draw:fill-color="#00ccff" draw:textarea-horizontal-align="justify" draw:textarea-vertical-align="middle" draw:auto-grow-height="false" fo:min-height="1.014cm" fo:min-width="1.7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ffff" draw:fill-color="#990000" draw:textarea-horizontal-align="justify" draw:textarea-vertical-align="middle" draw:auto-grow-height="false" fo:min-height="1.014cm" fo:min-width="1.764cm"/>
    </style:style>
    <style:style style:name="gr5" style:family="graphic" style:parent-style-name="standard">
      <style:graphic-properties svg:stroke-color="#ffffff" draw:fill-color="#66ccff" draw:textarea-horizontal-align="justify" draw:textarea-vertical-align="middle" draw:auto-grow-height="false" fo:min-height="2.412cm" fo:min-width="1.684cm"/>
    </style:style>
    <style:style style:name="gr6" style:family="graphic" style:parent-style-name="standard">
      <style:graphic-properties svg:stroke-color="#ffffff" draw:fill-color="#00ccff" draw:textarea-horizontal-align="justify" draw:textarea-vertical-align="middle" draw:auto-grow-height="false" fo:min-height="1.012cm" fo:min-width="1.764cm"/>
    </style:style>
    <style:style style:name="gr7" style:family="graphic" style:parent-style-name="standard">
      <style:graphic-properties svg:stroke-color="#ffffff" draw:fill-color="#66ccff" draw:textarea-horizontal-align="justify" draw:textarea-vertical-align="middle" draw:auto-grow-height="false" fo:min-height="2.394cm" fo:min-width="1.866cm"/>
    </style:style>
    <style:style style:name="gr8" style:family="graphic" style:parent-style-name="standard">
      <style:graphic-properties svg:stroke-color="#00ccff" draw:fill-color="#00ccff" draw:textarea-horizontal-align="justify" draw:textarea-vertical-align="middle" draw:auto-grow-height="false" fo:min-height="1.014cm" fo:min-width="1.963cm"/>
    </style:style>
    <style:style style:name="gr9" style:family="graphic" style:parent-style-name="standard">
      <style:graphic-properties svg:stroke-color="#00ccff" draw:fill-color="#00ccff" draw:textarea-horizontal-align="justify" draw:textarea-vertical-align="middle" draw:auto-grow-height="false" fo:min-height="0.05cm" fo:min-width="1.9cm"/>
    </style:style>
    <style:style style:name="gr10" style:family="graphic" style:parent-style-name="standard">
      <style:graphic-properties draw:fill-color="#ff9900" draw:textarea-horizontal-align="justify" draw:textarea-vertical-align="middle" draw:auto-grow-height="false" fo:min-height="0.382cm" fo:min-width="1.832cm"/>
    </style:style>
    <style:style style:name="gr11" style:family="graphic" style:parent-style-name="standard">
      <style:graphic-properties draw:fill-color="#808080" draw:textarea-horizontal-align="justify" draw:textarea-vertical-align="middle" draw:auto-grow-height="false" fo:min-height="0.55cm" fo:min-width="1.7cm"/>
    </style:style>
    <style:style style:name="gr12" style:family="graphic" style:parent-style-name="standard">
      <style:graphic-properties draw:fill-color="#990000" draw:textarea-horizontal-align="justify" draw:textarea-vertical-align="middle" draw:auto-grow-height="false" fo:min-height="0.55cm" fo:min-width="1.7cm"/>
    </style:style>
    <style:style style:name="gr13" style:family="graphic" style:parent-style-name="objectwithoutfill">
      <style:graphic-properties draw:marker-end="" draw:fill="none" draw:textarea-vertical-align="middle"/>
    </style:style>
    <style:style style:name="gr14" style:family="graphic" style:parent-style-name="objectwithoutfill">
      <style:graphic-properties draw:marker-end="Rounded_20_short_20_Arrow" draw:fill="none" draw:textarea-vertical-align="middle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1.7cm"/>
    </style:style>
    <style:style style:name="gr16" style:family="graphic" style:parent-style-name="objectwithoutfill">
      <style:graphic-properties draw:stroke="dash" draw:stroke-dash="Fine_20_Dashed" draw:marker-end="" draw:fill="none" draw:textarea-vertical-align="middle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05cm" fo:min-width="1.7cm"/>
    </style:style>
    <style:style style:name="P1" style:family="paragraph">
      <style:paragraph-properties fo:text-align="center"/>
    </style:style>
    <style:style style:name="P2" style:family="paragraph">
      <loext:graphic-properties draw:fill-color="#006699"/>
      <style:paragraph-properties fo:text-align="center"/>
      <style:text-properties fo:color="#99ffff" fo:font-size="12pt" style:font-size-asian="12pt" style:font-size-complex="12pt"/>
    </style:style>
    <style:style style:name="P3" style:family="paragraph">
      <loext:graphic-properties draw:fill-color="#00ccff"/>
      <style:paragraph-properties fo:text-align="center"/>
      <style:text-properties fo:color="#004586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0000"/>
      <style:paragraph-properties fo:text-align="center"/>
      <style:text-properties fo:color="#ffffff"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loext:graphic-properties draw:fill-color="#66ccff"/>
      <style:paragraph-properties fo:text-align="start"/>
      <style:text-properties fo:color="#004586" fo:font-size="7pt" style:font-size-asian="7pt" style:font-size-complex="7pt"/>
    </style:style>
    <style:style style:name="P8" style:family="paragraph">
      <loext:graphic-properties draw:fill-color="#00ccff"/>
      <style:paragraph-properties fo:text-align="center"/>
    </style:style>
    <style:style style:name="P9" style:family="paragraph">
      <style:paragraph-properties fo:text-align="center"/>
      <style:text-properties fo:color="#eeeeee"/>
    </style:style>
    <style:style style:name="P10" style:family="paragraph">
      <loext:graphic-properties draw:fill-color="#ff9900"/>
      <style:paragraph-properties fo:text-align="center"/>
      <style:text-properties fo:color="#eeeeee" fo:font-size="12pt" style:font-size-asian="12pt" style:font-size-complex="12pt"/>
    </style:style>
    <style:style style:name="P11" style:family="paragraph">
      <style:paragraph-properties fo:text-align="center"/>
      <style:text-properties fo:color="#ffffff"/>
    </style:style>
    <style:style style:name="P12" style:family="paragraph">
      <loext:graphic-properties draw:fill-color="#ff9900"/>
      <style:paragraph-properties fo:text-align="center"/>
      <style:text-properties fo:color="#ffffff" fo:font-size="12pt" style:font-size-asian="12pt" style:font-size-complex="12pt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-color="#808080"/>
      <style:paragraph-properties fo:text-align="center"/>
      <style:text-properties fo:color="#ffffff" fo:font-size="10pt" style:font-size-asian="10pt" style:font-size-complex="10pt"/>
    </style:style>
    <style:style style:name="P15" style:family="paragraph">
      <loext:graphic-properties draw:fill-color="#990000"/>
      <style:paragraph-properties fo:text-align="center"/>
      <style:text-properties fo:color="#ffffff" fo:font-size="10pt" style:font-size-asian="10pt" style:font-size-complex="10pt"/>
    </style:style>
    <style:style style:name="P16" style:family="paragraph">
      <style:paragraph-properties fo:text-align="center"/>
      <style:text-properties fo:color="#333333" fo:font-size="10pt" style:font-size-asian="10pt" style:font-size-complex="10pt"/>
    </style:style>
    <style:style style:name="P17" style:family="paragraph">
      <loext:graphic-properties draw:fill-color="#ffffff"/>
      <style:paragraph-properties fo:text-align="center"/>
      <style:text-properties fo:color="#333333" fo:font-size="10pt" style:font-size-asian="10pt" style:font-size-complex="10pt"/>
    </style:style>
    <style:style style:name="P18" style:family="paragraph">
      <style:paragraph-properties fo:text-align="center"/>
      <style:text-properties fo:color="#333333" fo:font-size="8pt" style:font-size-asian="8pt" style:font-size-complex="8pt"/>
    </style:style>
    <style:style style:name="P19" style:family="paragraph">
      <loext:graphic-properties draw:fill-color="#ffffff"/>
      <style:paragraph-properties fo:text-align="center"/>
      <style:text-properties fo:color="#333333" fo:font-size="8pt" style:font-size-asian="8pt" style:font-size-complex="8pt"/>
    </style:style>
    <style:style style:name="T1" style:family="text">
      <style:text-properties fo:color="#99ffff" fo:font-size="10.5pt" style:font-size-asian="10.5pt" style:font-size-complex="10.5pt"/>
    </style:style>
    <style:style style:name="T2" style:family="text">
      <style:text-properties fo:color="#004586" fo:font-size="10.5pt" style:font-size-asian="10.5pt" style:font-size-complex="10.5pt"/>
    </style:style>
    <style:style style:name="T3" style:family="text">
      <style:text-properties fo:color="#ffffff" fo:font-size="10.5pt" style:font-size-asian="10.5pt" style:font-size-complex="10.5pt"/>
    </style:style>
    <style:style style:name="T4" style:family="text">
      <style:text-properties fo:color="#004586" fo:font-size="7pt" style:font-size-asian="7pt" style:font-size-complex="7pt"/>
    </style:style>
    <style:style style:name="T5" style:family="text">
      <style:text-properties fo:color="#eeeeee" fo:font-size="10.5pt" style:font-size-asian="10.5pt" style:font-size-complex="10.5pt"/>
    </style:style>
    <style:style style:name="T6" style:family="text">
      <style:text-properties fo:color="#ffffff" fo:font-size="10pt" style:font-size-asian="10pt" style:font-size-complex="10pt"/>
    </style:style>
    <style:style style:name="T7" style:family="text">
      <style:text-properties fo:color="#333333" fo:font-size="10pt" style:font-size-asian="10pt" style:font-size-complex="10pt"/>
    </style:style>
    <style:style style:name="T8" style:family="text">
      <style:text-properties fo:color="#33333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cm" svg:height="1.4cm" svg:x="2.5cm" svg:y="2.8cm">
          <text:p text:style-name="P1"><text:span text:style-name="T1">Datos </text:span></text:p>
          <text:p text:style-name="P1"><text:span text:style-name="T1">Origina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4cm" svg:height="1.4cm" svg:x="8.2cm" svg:y="2.8cm">
          <text:p text:style-name="P1"><text:span text:style-name="T1">Datos </text:span></text:p>
          <text:p text:style-name="P1"><text:span text:style-name="T1">Procesad</text:span><text:span text:style-name="T1">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2.4cm" svg:height="1.4cm" svg:x="5.301cm" svg:y="4.701cm">
          <text:p text:style-name="P1"><text:span text:style-name="T2">Código de</text:span></text:p>
          <text:p text:style-name="P1"><text:span text:style-name="T2">preparació</text:span><text:span text:style-name="T2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2.4cm" svg:height="1.4cm" svg:x="11.106cm" svg:y="4.702cm">
          <text:p text:style-name="P1"><text:span text:style-name="T2">Código de</text:span></text:p>
          <text:p text:style-name="P1"><text:span text:style-name="T2">análi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3.7cm" svg:y1="4.2cm" svg:x2="5.301cm" svg:y2="5.401cm" draw:start-shape="id1" draw:start-glue-point="2" draw:end-shape="id2" draw:end-glue-point="3" svg:d="M3700 4200v1201h1601" svg:viewBox="0 0 1602 1202">
          <text:p/>
        </draw:connector>
        <draw:connector draw:style-name="gr3" draw:text-style-name="P4" draw:layer="layout" svg:x1="6.501cm" svg:y1="4.701cm" svg:x2="8.2cm" svg:y2="3.5cm" draw:start-shape="id2" draw:start-glue-point="0" draw:end-shape="id3" svg:d="M6501 4701v-1201h1699" svg:viewBox="0 0 1700 1202">
          <text:p/>
        </draw:connector>
        <draw:connector draw:style-name="gr3" draw:text-style-name="P4" draw:layer="layout" svg:x1="9.4cm" svg:y1="4.2cm" svg:x2="11.106cm" svg:y2="5.402cm" draw:start-shape="id3" draw:start-glue-point="2" draw:end-shape="id4" draw:end-glue-point="3" svg:d="M9400 4200v1202h1706" svg:viewBox="0 0 1707 1203">
          <text:p/>
        </draw:connector>
        <draw:custom-shape draw:style-name="gr4" draw:text-style-name="P5" xml:id="id5" draw:id="id5" draw:layer="layout" svg:width="2.4cm" svg:height="1.4cm" svg:x="14.707cm" svg:y="4.703cm">
          <text:p text:style-name="P1"><text:span text:style-name="T3">Result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13.506cm" svg:y1="5.402cm" svg:x2="14.707cm" svg:y2="5.403cm" draw:start-shape="id4" draw:start-glue-point="1" draw:end-shape="id5" draw:end-glue-point="3" svg:d="M13506 5402h601v1h600" svg:viewBox="0 0 1202 2">
          <text:p/>
        </draw:connector>
      </draw:page>
      <draw:page draw:name="page2" draw:style-name="dp1" draw:master-page-name="Default">
        <draw:custom-shape draw:style-name="gr5" draw:text-style-name="P7" draw:layer="layout" svg:width="2.42cm" svg:height="2.898cm" svg:x="11.081cm" svg:y="5.566cm">
          <text:p text:style-name="P6"><text:span text:style-name="T4"/></text:p>
          <text:p text:style-name="P6"><text:span text:style-name="T4"/></text:p>
          <text:p text:style-name="P6"><text:span text:style-name="T4">1. Librerías</text:span></text:p>
          <text:p text:style-name="P6"><text:span text:style-name="T4">2. Datos</text:span></text:p>
          <text:p text:style-name="P6"><text:span text:style-name="T4">3. Descripción de</text:span></text:p>
          <text:p text:style-name="P6"><text:span text:style-name="T4"><text:s text:c="4"/></text:span><text:span text:style-name="T4">variables</text:span></text:p>
          <text:p text:style-name="P6"><text:span text:style-name="T4">4. Contraste de </text:span></text:p>
          <text:p text:style-name="P6"><text:span text:style-name="T4"><text:s text:c="4"/></text:span><text:span text:style-name="T4">hipótesis</text:span></text:p>
          <text:p text:style-name="P6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2.4cm" svg:height="1.4cm" svg:x="2.5cm" svg:y="2.8cm">
          <text:p text:style-name="P1"><text:span text:style-name="T1">Datos </text:span></text:p>
          <text:p text:style-name="P1"><text:span text:style-name="T1">Origina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.4cm" svg:height="1.4cm" svg:x="8.2cm" svg:y="2.8cm">
          <text:p text:style-name="P1"><text:span text:style-name="T1">Datos </text:span></text:p>
          <text:p text:style-name="P1"><text:span text:style-name="T1">Proces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9" draw:id="id9" draw:layer="layout" svg:width="2.4cm" svg:height="1.398cm" svg:x="11.106cm" svg:y="4.702cm">
          <text:p text:style-name="P1"><text:span text:style-name="T2">Código de</text:span></text:p>
          <text:p text:style-name="P1"><text:span text:style-name="T2">análi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3.7cm" svg:y1="4.2cm" svg:x2="5.301cm" svg:y2="5.401cm" draw:start-shape="id6" draw:start-glue-point="2" draw:end-shape="id7" draw:end-glue-point="3" svg:d="M3700 4200v1201h1601" svg:viewBox="0 0 1602 1202">
          <text:p/>
        </draw:connector>
        <draw:connector draw:style-name="gr3" draw:text-style-name="P4" draw:layer="layout" svg:x1="6.6cm" svg:y1="4.701cm" svg:x2="8.2cm" svg:y2="3.5cm" draw:start-shape="id7" draw:start-glue-point="0" draw:end-shape="id8" svg:d="M6600 4701v-1201h1600" svg:viewBox="0 0 1601 1202">
          <text:p/>
        </draw:connector>
        <draw:connector draw:style-name="gr3" draw:text-style-name="P4" draw:layer="layout" svg:x1="9.4cm" svg:y1="4.2cm" svg:x2="11.106cm" svg:y2="5.401cm" draw:start-shape="id8" draw:start-glue-point="2" draw:end-shape="id9" draw:end-glue-point="3" svg:d="M9400 4200v1201h1706" svg:viewBox="0 0 1707 1202">
          <text:p/>
        </draw:connector>
        <draw:custom-shape draw:style-name="gr4" draw:text-style-name="P5" xml:id="id10" draw:id="id10" draw:layer="layout" svg:width="2.4cm" svg:height="1.4cm" svg:x="14.707cm" svg:y="4.703cm">
          <text:p text:style-name="P1"><text:span text:style-name="T3">Result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13.506cm" svg:y1="5.401cm" svg:x2="14.707cm" svg:y2="5.403cm" draw:start-shape="id9" draw:start-glue-point="1" draw:end-shape="id10" draw:end-glue-point="3" svg:d="M13506 5401h601v2h600" svg:viewBox="0 0 1202 3">
          <text:p/>
        </draw:connector>
        <draw:custom-shape draw:style-name="gr7" draw:text-style-name="P7" draw:layer="layout" svg:width="2.62cm" svg:height="2.898cm" svg:x="5.28cm" svg:y="5.565cm">
          <text:p text:style-name="P6"><text:span text:style-name="T4"/></text:p>
          <text:p text:style-name="P6"><text:span text:style-name="T4"/></text:p>
          <text:p text:style-name="P6"><text:span text:style-name="T4">1. Librerías</text:span></text:p>
          <text:p text:style-name="P6"><text:span text:style-name="T4">2. Datos</text:span></text:p>
          <text:p text:style-name="P6"><text:span text:style-name="T4">3. Selección </text:span></text:p>
          <text:p text:style-name="P6"><text:span text:style-name="T4"><text:s text:c="4"/></text:span><text:span text:style-name="T4">variables</text:span></text:p>
          <text:p text:style-name="P6"><text:span text:style-name="T4">4. Preparación </text:span></text:p>
          <text:p text:style-name="P6"><text:span text:style-name="T4"><text:s text:c="4"/></text:span><text:span text:style-name="T4">Variables</text:span></text:p>
          <text:p text:style-name="P6"><text:span text:style-name="T4">5. Generación datos</text:span></text:p>
          <text:p text:style-name="P6"><text:span text:style-name="T4"><text:s text:c="4"/></text:span><text:span text:style-name="T4">preparad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7" draw:id="id7" draw:layer="layout" svg:width="2.599cm" svg:height="1.4cm" svg:x="5.301cm" svg:y="4.701cm">
          <text:p text:style-name="P1"><text:span text:style-name="T2">Código de</text:span></text:p>
          <text:p text:style-name="P1"><text:span text:style-name="T2">preparació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2.4cm" svg:height="0.3cm" svg:x="5.3cm" svg:y="5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4cm" svg:height="0.3cm" svg:x="11.1cm" svg:y="5.8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0" draw:text-style-name="P10" draw:layer="layout" svg:width="2.4cm" svg:height="0.7cm" svg:x="4.8cm" svg:y="1.5cm">
          <text:p text:style-name="P9"><text:span text:style-name="T5">Lu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.4cm" svg:height="0.7cm" svg:x="7.501cm" svg:y="1.501cm">
          <text:p text:style-name="P11"><text:span text:style-name="T3">Ma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.4cm" svg:height="0.7cm" svg:x="10.202cm" svg:y="1.502cm">
          <text:p text:style-name="P11"><text:span text:style-name="T3">Miérco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.4cm" svg:height="0.7cm" svg:x="13.003cm" svg:y="1.503cm">
          <text:p text:style-name="P11"><text:span text:style-name="T3">Jue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.4cm" svg:height="0.7cm" svg:x="15.7cm" svg:y="1.5cm">
          <text:p text:style-name="P11"><text:span text:style-name="T3">Vier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2.2cm" svg:height="0.8cm" svg:x="13.144cm" svg:y="4.113cm">
          <text:p text:style-name="P13"><text:span text:style-name="T6">Práctica A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2cm" svg:height="0.8cm" svg:x="15.8cm" svg:y="2.6cm">
          <text:p text:style-name="P13"><text:span text:style-name="T6">Clase A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6.9cm" svg:y1="3.4cm" svg:x2="16.9cm" svg:y2="3.7cm">
          <text:p/>
        </draw:line>
        <draw:line draw:style-name="gr13" draw:text-style-name="P4" draw:layer="layout" svg:x1="16.9cm" svg:y1="3.7cm" svg:x2="14.3cm" svg:y2="3.7cm">
          <text:p/>
        </draw:line>
        <draw:line draw:style-name="gr14" draw:text-style-name="P4" draw:layer="layout" svg:x1="14.3cm" svg:y1="3.7cm" svg:x2="14.3cm" svg:y2="4.1cm">
          <text:p/>
        </draw:line>
        <draw:custom-shape draw:style-name="gr15" draw:text-style-name="P17" draw:layer="layout" svg:width="2.2cm" svg:height="0.8cm" svg:x="2.2cm" svg:y="2.5cm">
          <text:p text:style-name="P16"><text:span text:style-name="T7">Semana A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2.2cm" svg:height="0.8cm" svg:x="2.2cm" svg:y="4cm">
          <text:p text:style-name="P16"><text:span text:style-name="T7">Semana B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2cm" svg:height="0.8cm" svg:x="13.144cm" svg:y="5.614cm">
          <text:p text:style-name="P13"><text:span text:style-name="T6">Práctica B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2cm" svg:height="0.8cm" svg:x="15.8cm" svg:y="4.101cm">
          <text:p text:style-name="P13"><text:span text:style-name="T6">Clase B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6.9cm" svg:y1="4.901cm" svg:x2="16.9cm" svg:y2="5.201cm">
          <text:p/>
        </draw:line>
        <draw:line draw:style-name="gr13" draw:text-style-name="P4" draw:layer="layout" svg:x1="16.9cm" svg:y1="5.201cm" svg:x2="14.3cm" svg:y2="5.201cm">
          <text:p/>
        </draw:line>
        <draw:line draw:style-name="gr14" draw:text-style-name="P4" draw:layer="layout" svg:x1="14.3cm" svg:y1="5.201cm" svg:x2="14.3cm" svg:y2="5.601cm">
          <text:p/>
        </draw:line>
        <draw:custom-shape draw:style-name="gr15" draw:text-style-name="P17" draw:layer="layout" svg:width="2.2cm" svg:height="0.8cm" svg:x="2.2cm" svg:y="5.5cm">
          <text:p text:style-name="P16"><text:span text:style-name="T7">Semana X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2cm" svg:height="0.8cm" svg:x="13.144cm" svg:y="7.114cm">
          <text:p text:style-name="P13"><text:span text:style-name="T6">Práctica X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2cm" svg:height="0.8cm" svg:x="15.8cm" svg:y="5.601cm">
          <text:p text:style-name="P13"><text:span text:style-name="T6">Clase X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6.9cm" svg:y1="6.401cm" svg:x2="16.9cm" svg:y2="6.701cm">
          <text:p/>
        </draw:line>
        <draw:line draw:style-name="gr13" draw:text-style-name="P4" draw:layer="layout" svg:x1="16.9cm" svg:y1="6.701cm" svg:x2="14.3cm" svg:y2="6.701cm">
          <text:p/>
        </draw:line>
        <draw:line draw:style-name="gr14" draw:text-style-name="P4" draw:layer="layout" svg:x1="14.3cm" svg:y1="6.701cm" svg:x2="14.3cm" svg:y2="7.101cm">
          <text:p/>
        </draw:line>
        <draw:line draw:style-name="gr16" draw:text-style-name="P4" draw:layer="layout" svg:x1="5cm" svg:y1="4.5cm" svg:x2="12.8cm" svg:y2="4.5cm">
          <text:p/>
        </draw:line>
        <draw:custom-shape draw:style-name="gr17" draw:text-style-name="P19" draw:layer="layout" svg:width="2.2cm" svg:height="0.3cm" svg:x="7.6cm" svg:y="4.6cm">
          <text:p text:style-name="P18"><text:span text:style-name="T8">Desarrollo guía práctica A y reporte de progreso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5cm" svg:y1="5.904cm" svg:x2="12.8cm" svg:y2="5.904cm">
          <text:p/>
        </draw:line>
        <draw:custom-shape draw:style-name="gr17" draw:text-style-name="P19" draw:layer="layout" svg:width="2.2cm" svg:height="0.3cm" svg:x="7.6cm" svg:y="6.004cm">
          <text:p text:style-name="P18"><text:span text:style-name="T8">Desarrollo guía práctica B y reporte de progreso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5cm" svg:y1="7.404cm" svg:x2="12.8cm" svg:y2="7.404cm">
          <text:p/>
        </draw:line>
        <draw:custom-shape draw:style-name="gr17" draw:text-style-name="P19" draw:layer="layout" svg:width="2.2cm" svg:height="0.3cm" svg:x="7.6cm" svg:y="7.504cm">
          <text:p text:style-name="P18"><text:span text:style-name="T8">Desarrollo guía práctica X y reporte de progres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marker-end-width="0.3cm" draw:fill="none" draw:fill-gradient-name="Gradient_20_3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3T23:18:05.319670245</meta:creation-date>
    <dc:date>2021-03-17T10:04:14.991523314</dc:date>
    <meta:editing-duration>P1DT22H50M40S</meta:editing-duration>
    <meta:editing-cycles>6</meta:editing-cycles>
    <meta:generator>LibreOffice/6.0.7.3$Linux_X86_64 LibreOffice_project/00m0$Build-3</meta:generator>
    <meta:document-statistic meta:object-count="51"/>
  </office:meta>
</office:document-meta>
</file>